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1EB70000819B00003A653728BE2E112D5303.svg" manifest:media-type="image/svg+xml"/>
  <manifest:file-entry manifest:full-path="Pictures/10000201000001B9000001213E8B7A91CF864300.png" manifest:media-type="image/png"/>
  <manifest:file-entry manifest:full-path="Pictures/100002010000041E000001DBA002318E9994B0B7.png" manifest:media-type="image/png"/>
  <manifest:file-entry manifest:full-path="Pictures/10000000000007D00000060ADFD01664D17F7F3C.jpg" manifest:media-type="image/jpeg"/>
  <manifest:file-entry manifest:full-path="Pictures/10000000000000080000000804B398AF1D13287F.png" manifest:media-type="image/png"/>
  <manifest:file-entry manifest:full-path="Pictures/100002010000041E000001DBBD3DD6AA1C9FC508.png" manifest:media-type="image/png"/>
  <manifest:file-entry manifest:full-path="Pictures/10001A070000819B00003A65B4E95F85BABC18C4.svg" manifest:media-type="image/svg+xml"/>
  <manifest:file-entry manifest:full-path="Pictures/1000020100000162000000943D264FD9C4862A65.png" manifest:media-type="image/png"/>
  <manifest:file-entry manifest:full-path="Pictures/10000000000008A80000067E0718B814CD2AB836.jpg" manifest:media-type="image/jpe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3" svg:font-family="OpenSymbol, 'Arial Unicode MS'" style:font-charset="x-symbol"/>
    <style:font-face style:name="OpenSymbol1" svg:font-family="OpenSymbol, 'Arial Unicode MS'"/>
    <style:font-face style:name="FreeSans1" svg:font-family="FreeSans" style:font-family-generic="swiss"/>
    <style:font-face style:name="Liberation Sans3" svg:font-family="'Liberation Sans'" style:font-family-generic="swiss"/>
    <style:font-face style:name="Liberation Mono4" svg:font-family="'Liberation Mono'" style:font-family-generic="modern" style:font-pitch="fixed"/>
    <style:font-face style:name="Liberation Mono" svg:font-family="'Liberation Mono', 'Courier New'" style:font-family-generic="modern" style:font-pitch="fixed"/>
    <style:font-face style:name="Liberation Serif" svg:font-family="'Liberation Serif'" style:font-pitch="variable"/>
    <style:font-face style:name="OpenSymbol2" svg:font-family="OpenSymbol, 'Arial Unicode MS'" style:font-pitch="variable"/>
    <style:font-face style:name="Liberation Mono3" svg:font-family="'Liberation Mono'" style:font-family-generic="modern" style:font-pitch="variable"/>
    <style:font-face style:name="Liberation Mono2" svg:font-family="'Liberation Mono', 'Courier New'" style:font-family-generic="modern" style:font-pitch="variable"/>
    <style:font-face style:name="Liberation Sans5" svg:font-family="'Liberation Sans'" style:font-family-generic="modern" style:font-pitch="variable"/>
    <style:font-face style:name="Liberation Serif2" svg:font-family="'Liberation Serif'" style:font-family-generic="modern" style:font-pitch="variable"/>
    <style:font-face style:name="Liberation Mono1" svg:font-family="'Liberation Mono', 'Courier New'"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roid Sans Fallback1" svg:font-family="'Droid Sans Fallback'" style:font-family-generic="swiss" style:font-pitch="variable"/>
    <style:font-face style:name="FreeSans2" svg:font-family="FreeSans"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color="#000000" draw:fill-color="#ffffff" draw:textarea-horizontal-align="justify" draw:textarea-vertical-align="top" draw:auto-grow-height="false" fo:min-height="1.973cm" fo:min-width="3.618cm" fo:padding-top="0.25cm"/>
      <style:paragraph-properties style:writing-mode="lr-tb"/>
    </style:style>
    <style:style style:name="gr5" style:family="graphic" style:parent-style-name="standard">
      <style:graphic-properties svg:stroke-color="#000000" draw:fill-color="#cccccc" draw:textarea-horizontal-align="justify" draw:textarea-vertical-align="middle" draw:auto-grow-height="false" fo:min-height="0.083cm" fo:min-width="0.378cm"/>
    </style:style>
    <style:style style:name="gr6" style:family="graphic" style:parent-style-name="standard">
      <style:graphic-properties svg:stroke-color="#000000" draw:fill-color="#ffffff" draw:textarea-horizontal-align="justify" draw:textarea-vertical-align="middle" draw:auto-grow-height="false" fo:min-height="0cm" fo:min-width="0.444cm"/>
    </style:style>
    <style:style style:name="gr7" style:family="graphic" style:parent-style-name="standard">
      <style:graphic-properties draw:stroke="solid" draw:stroke-dash="Fine_20_Dashed" svg:stroke-color="#000000" draw:fill-color="#eeeeee" draw:textarea-horizontal-align="justify" draw:textarea-vertical-align="middle" draw:auto-grow-height="false" fo:min-height="0.349cm" fo:min-width="0.644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dash" draw:stroke-dash="Long_20_Dash" svg:stroke-color="#000000" draw:fill-color="#f0e6ff" draw:textarea-horizontal-align="center" draw:textarea-vertical-align="bottom" draw:auto-grow-height="false" fo:min-height="5.77cm" fo:min-width="6.468cm" fo:padding-bottom="0.2cm"/>
      <style:paragraph-properties style:writing-mode="lr-tb"/>
    </style:style>
    <style:style style:name="gr10" style:family="graphic" style:parent-style-name="standard">
      <style:graphic-properties svg:stroke-width="0.018cm" svg:stroke-color="#000000" draw:marker-start="Arrow_20_concave" draw:marker-start-width="0.2cm" draw:marker-end="" draw:marker-end-width="0.227cm" draw:textarea-vertical-align="middle" fo:padding-top="0.134cm" fo:padding-bottom="0.134cm" fo:padding-left="0.259cm" fo:padding-right="0.259cm"/>
    </style:style>
    <style:style style:name="gr11" style:family="graphic" style:parent-style-name="standard">
      <style:graphic-properties draw:stroke="dash" draw:stroke-dash="Long_20_Dash" svg:stroke-width="0.018cm" svg:stroke-color="#000000" draw:marker-start="Arrow_20_concave" draw:marker-start-width="0.2cm" draw:marker-end="" draw:marker-end-width="0.227cm" draw:textarea-vertical-align="middle" fo:padding-top="0.134cm" fo:padding-bottom="0.134cm" fo:padding-left="0.259cm" fo:padding-right="0.259cm"/>
    </style:style>
    <style:style style:name="gr12"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996cm" fo:min-width="1.746cm" fo:padding-top="0.134cm" fo:padding-bottom="0.134cm" fo:padding-left="0.259cm" fo:padding-right="0.259cm"/>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1.973cm" fo:min-width="3.618cm" fo:padding-top="0.2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77cm" fo:min-width="8.8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77cm" fo:min-width="5.59cm"/>
      <style:paragraph-properties style:writing-mode="lr-tb"/>
    </style:style>
    <style:style style:name="gr16" style:family="graphic" style:parent-style-name="standard">
      <style:graphic-properties svg:stroke-color="#000000" draw:fill-color="#ffffcc" draw:textarea-horizontal-align="justify" draw:textarea-vertical-align="middle" draw:auto-grow-height="false" fo:min-height="1.538cm" fo:min-width="3.076cm" fo:wrap-option="no-wrap"/>
      <style:paragraph-properties style:writing-mode="lr-tb"/>
    </style:style>
    <style:style style:name="gr17" style:family="graphic" style:parent-style-name="standard">
      <style:graphic-properties svg:stroke-color="#000000" draw:fill-color="#f0e6ff" draw:textarea-horizontal-align="justify" draw:textarea-vertical-align="middle" draw:auto-grow-height="false" fo:min-height="1.194cm" fo:min-width="11.344cm"/>
      <style:paragraph-properties style:writing-mode="lr-tb"/>
    </style:style>
    <style:style style:name="gr18" style:family="graphic" style:parent-style-name="standard">
      <style:graphic-properties svg:stroke-color="#000000" draw:fill-color="#ffffcc" draw:textarea-horizontal-align="justify" draw:textarea-vertical-align="middle" draw:auto-grow-height="false" fo:min-height="0.444cm" fo:min-width="1.205cm" fo:wrap-option="no-wrap"/>
      <style:paragraph-properties style:writing-mode="lr-tb"/>
    </style:style>
    <style:style style:name="gr19" style:family="graphic" style:parent-style-name="standard">
      <style:graphic-properties svg:stroke-color="#000000" draw:fill-color="#ffffcc" draw:textarea-horizontal-align="justify" draw:textarea-vertical-align="middle" draw:auto-grow-height="false" fo:min-height="0.906cm" fo:min-width="2.744cm" fo:wrap-option="no-wrap" draw:shadow="hidden"/>
      <style:paragraph-properties style:writing-mode="lr-tb"/>
    </style:style>
    <style:style style:name="gr20" style:family="graphic" style:parent-style-name="standard">
      <style:graphic-properties svg:stroke-color="#000000" draw:fill-color="#f0e6ff" draw:textarea-horizontal-align="justify" draw:textarea-vertical-align="middle" draw:auto-grow-height="false" fo:min-height="1.194cm" fo:min-width="7.539cm"/>
      <style:paragraph-properties style:writing-mode="lr-tb"/>
    </style:style>
    <style:style style:name="gr21" style:family="graphic" style:parent-style-name="standard">
      <style:graphic-properties svg:stroke-color="#000000" draw:fill-color="#ffffcc" draw:textarea-horizontal-align="justify" draw:textarea-vertical-align="middle" draw:auto-grow-height="false" fo:min-height="0.37cm" fo:min-width="1.869cm" fo:wrap-option="no-wrap"/>
      <style:paragraph-properties style:writing-mode="lr-tb"/>
    </style:style>
    <style:style style:name="gr22" style:family="graphic" style:parent-style-name="standard">
      <style:graphic-properties svg:stroke-color="#000000" draw:fill-color="#f0e6ff" draw:textarea-horizontal-align="justify" draw:textarea-vertical-align="middle" draw:auto-grow-height="false" fo:min-height="1.194cm" fo:min-width="7.567cm"/>
      <style:paragraph-properties style:writing-mode="lr-tb"/>
    </style:style>
    <style:style style:name="gr23" style:family="graphic" style:parent-style-name="standard">
      <style:graphic-properties svg:stroke-color="#000000" draw:fill-color="#ffffcc" draw:textarea-horizontal-align="justify" draw:textarea-vertical-align="middle" draw:auto-grow-height="false" fo:min-height="0.654cm" fo:min-width="2.565cm" fo:wrap-option="no-wrap"/>
      <style:paragraph-properties style:writing-mode="lr-tb"/>
    </style:style>
    <style:style style:name="gr24" style:family="graphic" style:parent-style-name="standard">
      <style:graphic-properties svg:stroke-color="#000000" draw:fill-color="#ffffff" draw:textarea-horizontal-align="justify" draw:textarea-vertical-align="middle" draw:auto-grow-height="false" fo:min-height="1.356cm" fo:min-width="4.86cm"/>
      <style:paragraph-properties style:writing-mode="lr-tb"/>
    </style:style>
    <style:style style:name="gr25" style:family="graphic" style:parent-style-name="standard">
      <style:graphic-properties svg:stroke-color="#000000" draw:fill-color="#dddddd" draw:textarea-horizontal-align="justify" draw:textarea-vertical-align="middle" draw:auto-grow-height="false" fo:min-height="1.356cm" fo:min-width="4.86cm"/>
      <style:paragraph-properties style:writing-mode="lr-tb"/>
    </style:style>
    <style:style style:name="gr26" style:family="graphic" style:parent-style-name="standard">
      <style:graphic-properties svg:stroke-color="#000000" draw:fill-color="#b2b2b2" draw:textarea-horizontal-align="justify" draw:textarea-vertical-align="middle" draw:auto-grow-height="false" fo:min-height="1.356cm" fo:min-width="4.8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86cm" fo:min-width="11.70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cm" fo:min-width="11.301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719cm" fo:min-width="16.745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_5f_-title">
      <style:graphic-properties draw:auto-grow-height="true" fo:min-height="1.741cm"/>
      <style:paragraph-properties style:writing-mode="lr-tb"/>
    </style:style>
    <style:style style:name="pr4" style:family="presentation" style:parent-style-name="master_5f_-outline1">
      <style:graphic-properties fo:min-height="1.857cm"/>
      <style:paragraph-properties style:writing-mode="lr-tb"/>
    </style:style>
    <style:style style:name="pr5" style:family="presentation" style:parent-style-name="master_5f_-notes">
      <style:graphic-properties draw:fill-color="#ffffff" draw:auto-grow-height="true" fo:min-height="13.364cm"/>
      <style:paragraph-properties style:writing-mode="lr-tb"/>
    </style:style>
    <style:style style:name="pr6" style:family="presentation" style:parent-style-name="master-title">
      <style:graphic-properties draw:auto-grow-height="true" fo:min-height="1.741cm"/>
      <style:paragraph-properties style:writing-mode="lr-tb"/>
    </style:style>
    <style:style style:name="pr7" style:family="presentation" style:parent-style-name="master-outline1">
      <style:graphic-properties fo:min-height="1.857cm"/>
      <style:paragraph-properties style:writing-mode="lr-tb"/>
    </style:style>
    <style:style style:name="pr8" style:family="presentation" style:parent-style-name="master-notes">
      <style:graphic-properties draw:fill-color="#ffffff" draw:auto-grow-height="true" fo:min-height="13.611cm"/>
      <style:paragraph-properties style:writing-mode="lr-tb"/>
    </style:style>
    <style:style style:name="pr9" style:family="presentation" style:parent-style-name="master_5f__5f_-title">
      <style:graphic-properties fo:min-height="1.741cm"/>
      <style:paragraph-properties style:writing-mode="lr-tb"/>
    </style:style>
    <style:style style:name="pr10" style:family="presentation" style:parent-style-name="master_5f__5f_-outline1">
      <style:graphic-properties fo:min-height="14.15cm"/>
      <style:paragraph-properties style:writing-mode="lr-tb"/>
    </style:style>
    <style:style style:name="pr11" style:family="presentation" style:parent-style-name="master_5f__5f_-notes">
      <style:graphic-properties draw:fill-color="#ffffff" fo:min-height="13.364cm"/>
      <style:paragraph-properties style:writing-mode="lr-tb"/>
    </style:style>
    <style:style style:name="pr12" style:family="presentation" style:parent-style-name="master_5f__5f_-outline1">
      <style:graphic-properties fo:min-height="1.857cm"/>
      <style:paragraph-properties style:writing-mode="lr-tb"/>
    </style:style>
    <style:style style:name="pr13" style:family="presentation" style:parent-style-name="master_5f__5f_-title">
      <style:graphic-properties draw:auto-grow-height="true" fo:min-height="1.803cm"/>
      <style:paragraph-properties style:writing-mode="lr-tb"/>
    </style:style>
    <style:style style:name="pr14" style:family="presentation" style:parent-style-name="master_5f__5f_-notes">
      <style:graphic-properties draw:fill-color="#ffffff" draw:auto-grow-height="true" fo:min-height="13.364cm"/>
      <style:paragraph-properties style:writing-mode="lr-tb"/>
    </style:style>
    <style:style style:name="pr15" style:family="presentation" style:parent-style-name="master_5f__5f_-outline1">
      <style:graphic-properties draw:textarea-horizontal-align="left" draw:textarea-vertical-align="top" fo:min-height="1.857cm"/>
      <style:paragraph-properties style:writing-mode="lr-tb"/>
    </style:style>
    <style:style style:name="pr16" style:family="presentation" style:parent-style-name="master_5f__5f_-title">
      <style:graphic-properties draw:auto-grow-height="true" fo:min-height="2.057cm"/>
      <style:paragraph-properties style:writing-mode="lr-tb"/>
    </style:style>
    <style:style style:name="pr17" style:family="presentation" style:parent-style-name="master_5f__5f_-notes">
      <style:graphic-properties draw:fill-color="#ffffff" draw:auto-grow-height="true" fo:min-height="13.566cm"/>
      <style:paragraph-properties style:writing-mode="lr-tb"/>
    </style:style>
    <style:style style:name="pr18" style:family="presentation" style:parent-style-name="master_5f_-title">
      <style:graphic-properties fo:min-height="1.741cm"/>
      <style:paragraph-properties style:writing-mode="lr-tb"/>
    </style:style>
    <style:style style:name="pr19" style:family="presentation" style:parent-style-name="master_5f_-outline1" style:list-style-name="L4">
      <style:graphic-properties fo:min-height="14.15cm"/>
      <style:paragraph-properties style:writing-mode="lr-tb"/>
    </style:style>
    <style:style style:name="pr20" style:family="presentation" style:parent-style-name="master_5f_-notes">
      <style:graphic-properties draw:fill-color="#ffffff" fo:min-height="13.364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style:font-name="Liberation Sans4"/>
    </style:style>
    <style:style style:name="P3" style:family="paragraph">
      <style:paragraph-properties fo:text-align="center" style:writing-mode="lr-tb"/>
      <style:text-properties fo:color="#ffffff" fo:font-size="36pt" style:font-size-asian="36pt" style:font-size-complex="36pt"/>
    </style:style>
    <style:style style:name="P4" style:family="paragraph">
      <loext:graphic-properties draw:fill-color="#b37509" draw:opacity="100%"/>
      <style:paragraph-properties fo:text-align="center" style:writing-mode="lr-tb"/>
      <style:text-properties fo:color="#ffffff"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fo:font-size="20pt"/>
    </style:style>
    <style:style style:name="P8" style:family="paragraph">
      <style:paragraph-properties style:writing-mode="lr-tb"/>
    </style:style>
    <style:style style:name="P9" style:family="paragraph">
      <style:paragraph-properties fo:margin-left="0cm" fo:margin-right="0cm" fo:margin-top="0cm" fo:margin-bottom="0.4cm" fo:text-indent="0cm"/>
    </style:style>
    <style:style style:name="P10" style:family="paragraph">
      <style:paragraph-properties style:writing-mode="lr-tb"/>
      <style:text-properties fo:color="#0000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000000"/>
    </style:style>
    <style:style style:name="P13" style:family="paragraph">
      <style:paragraph-properties fo:margin-top="0cm" fo:margin-bottom="0.4cm"/>
    </style:style>
    <style:style style:name="P14" style:family="paragraph">
      <style:paragraph-properties fo:margin-top="0cm" fo:margin-bottom="0.2cm"/>
    </style:style>
    <style:style style:name="P15" style:family="paragraph">
      <style:paragraph-properties fo:margin-top="0cm" fo:margin-bottom="0.5cm"/>
    </style:style>
    <style:style style:name="P16" style:family="paragraph">
      <style:paragraph-properties fo:margin-left="0cm" fo:margin-right="0cm" fo:margin-top="0cm" fo:margin-bottom="0.2cm" fo:text-indent="-0.6cm"/>
    </style:style>
    <style:style style:name="P17" style:family="paragraph">
      <loext:graphic-properties draw:fill-color="#ffffff"/>
      <style:paragraph-properties fo:margin-left="0cm" fo:margin-right="0cm" fo:margin-top="0cm" fo:margin-bottom="0.2cm" fo:text-indent="-0.6cm" style:writing-mode="lr-tb"/>
      <style:text-properties style:font-name="Liberation Sans4" fo:font-size="14pt" style:font-size-asian="14pt" style:font-size-complex="14pt"/>
    </style:style>
    <style:style style:name="P18" style:family="paragraph">
      <loext:graphic-properties draw:fill="none"/>
      <style:paragraph-properties fo:text-align="start" style:writing-mode="lr-tb"/>
      <style:text-properties style:font-name="Liberation Mono4" fo:font-size="18pt"/>
    </style:style>
    <style:style style:name="P19" style:family="paragraph">
      <style:paragraph-properties fo:margin-left="0cm" fo:margin-right="0cm" fo:margin-top="0cm" fo:margin-bottom="0.2cm" fo:text-indent="0cm"/>
    </style:style>
    <style:style style:name="P20" style:family="paragraph">
      <loext:graphic-properties draw:fill-color="#ffffff"/>
      <style:paragraph-properties fo:margin-left="0cm" fo:margin-right="0cm" fo:margin-top="0cm" fo:margin-bottom="0.2cm" fo:text-indent="-0.6cm" style:writing-mode="lr-tb"/>
      <style:text-properties fo:font-size="20pt"/>
    </style:style>
    <style:style style:name="P21" style:family="paragraph">
      <style:paragraph-properties fo:text-align="center" style:writing-mode="lr-tb"/>
      <style:text-properties fo:font-size="14pt" style:font-size-asian="14pt" style:font-size-complex="14pt"/>
    </style:style>
    <style:style style:name="P22" style:family="paragraph">
      <loext:graphic-properties draw:fill-color="#ffffff"/>
      <style:paragraph-properties fo:text-align="center" style:writing-mode="lr-tb"/>
      <style:text-properties fo:font-size="14pt" style:font-size-asian="14pt" style:font-size-complex="14pt"/>
    </style:style>
    <style:style style:name="P23" style:family="paragraph">
      <loext:graphic-properties draw:fill-color="#cccccc"/>
      <style:paragraph-properties fo:text-align="center"/>
    </style:style>
    <style:style style:name="P24" style:family="paragraph">
      <loext:graphic-properties draw:fill-color="#ffffff"/>
      <style:paragraph-properties fo:text-align="center"/>
    </style:style>
    <style:style style:name="P25" style:family="paragraph">
      <loext:graphic-properties draw:fill-color="#eeeeee"/>
      <style:paragraph-properties fo:text-align="center" style:writing-mode="lr-tb"/>
      <style:text-properties fo:color="#000000" fo:font-size="12pt" style:font-size-asian="12pt" style:font-size-complex="12pt"/>
    </style:style>
    <style:style style:name="P26" style:family="paragraph">
      <loext:graphic-properties draw:fill="none"/>
      <style:paragraph-properties fo:text-align="center"/>
    </style:style>
    <style:style style:name="P27" style:family="paragraph">
      <loext:graphic-properties draw:fill-color="#f0e6ff"/>
      <style:paragraph-properties fo:text-align="center" style:writing-mode="lr-tb"/>
      <style:text-properties fo:font-size="14pt" style:font-size-asian="14pt" style:font-size-complex="14pt"/>
    </style:style>
    <style:style style:name="P28" style:family="paragraph">
      <style:paragraph-properties fo:text-align="center"/>
      <style:text-properties fo:font-size="14pt" style:font-size-asian="14pt" style:font-size-complex="14pt"/>
    </style:style>
    <style:style style:name="P29" style:family="paragraph">
      <loext:graphic-properties draw:fill="none" draw:fill-color="#ffffff"/>
      <style:paragraph-properties style:writing-mode="lr-tb"/>
      <style:text-properties style:font-name="Liberation Mono3" fo:font-size="22pt" style:font-size-asian="22pt" style:font-size-complex="22pt"/>
    </style:style>
    <style:style style:name="P30" style:family="paragraph">
      <loext:graphic-properties draw:fill-color="#ffffcc"/>
      <style:paragraph-properties fo:text-align="center" style:writing-mode="lr-tb"/>
      <style:text-properties fo:font-size="14pt" style:font-size-asian="14pt" style:font-size-complex="14pt"/>
    </style:style>
    <style:style style:name="P31" style:family="paragraph">
      <style:paragraph-properties fo:margin-left="0cm" fo:margin-right="0cm" fo:margin-top="0cm" fo:margin-bottom="5cm" fo:text-indent="0cm"/>
    </style:style>
    <style:style style:name="P32" style:family="paragraph">
      <style:paragraph-properties fo:text-align="start" style:writing-mode="lr-tb"/>
      <style:text-properties fo:font-size="18pt" style:font-size-asian="18pt" style:font-size-complex="18pt"/>
    </style:style>
    <style:style style:name="P33" style:family="paragraph">
      <loext:graphic-properties draw:fill-color="#f0e6ff"/>
      <style:paragraph-properties fo:text-align="start" style:writing-mode="lr-tb"/>
      <style:text-properties fo:font-size="18pt" style:font-size-asian="18pt" style:font-size-complex="18pt"/>
    </style:style>
    <style:style style:name="P34" style:family="paragraph">
      <style:paragraph-properties fo:text-align="center" style:writing-mode="lr-tb"/>
    </style:style>
    <style:style style:name="P35" style:family="paragraph">
      <style:paragraph-properties fo:text-align="center"/>
    </style:style>
    <style:style style:name="P36" style:family="paragraph">
      <style:paragraph-properties fo:margin-top="0cm" fo:margin-bottom="0.4cm" style:writing-mode="lr-tb"/>
      <style:text-properties fo:color="#000000" fo:font-size="28pt" style:font-size-asian="28pt" style:font-size-complex="28pt"/>
    </style:style>
    <style:style style:name="P37" style:family="paragraph">
      <style:paragraph-properties fo:text-align="center" style:writing-mode="lr-tb"/>
      <style:text-properties fo:font-size="18pt" style:font-size-asian="18pt" style:font-size-complex="18pt"/>
    </style:style>
    <style:style style:name="P38" style:family="paragraph">
      <loext:graphic-properties draw:fill-color="#ffffff"/>
      <style:paragraph-properties fo:text-align="center" style:writing-mode="lr-tb"/>
      <style:text-properties fo:font-size="18pt" style:font-size-asian="18pt" style:font-size-complex="18pt"/>
    </style:style>
    <style:style style:name="P39" style:family="paragraph">
      <loext:graphic-properties draw:fill-color="#dddddd"/>
      <style:paragraph-properties fo:text-align="center" style:writing-mode="lr-tb"/>
      <style:text-properties fo:font-size="18pt" style:font-size-asian="18pt" style:font-size-complex="18pt"/>
    </style:style>
    <style:style style:name="P40" style:family="paragraph">
      <style:paragraph-properties fo:text-align="center" style:writing-mode="lr-tb"/>
      <style:text-properties fo:font-size="18pt" fo:font-weight="bold" style:font-size-asian="18pt" style:font-weight-asian="bold" style:font-size-complex="18pt" style:font-weight-complex="bold"/>
    </style:style>
    <style:style style:name="P41" style:family="paragraph">
      <loext:graphic-properties draw:fill-color="#b2b2b2"/>
      <style:paragraph-properties fo:text-align="center" style:writing-mode="lr-tb"/>
      <style:text-properties fo:font-size="18pt" fo:font-weight="bold" style:font-size-asian="18pt" style:font-weight-asian="bold" style:font-size-complex="18pt" style:font-weight-complex="bold"/>
    </style:style>
    <style:style style:name="P42" style:family="paragraph">
      <loext:graphic-properties draw:fill="none" draw:fill-color="#ffffff"/>
      <style:paragraph-properties style:writing-mode="lr-tb"/>
      <style:text-properties style:font-name="Liberation Serif1" fo:font-size="22pt" style:font-size-asian="22pt" style:font-size-complex="22pt"/>
    </style:style>
    <style:style style:name="P43" style:family="paragraph">
      <loext:graphic-properties draw:fill="none" draw:fill-color="#ffffff"/>
      <style:paragraph-properties style:writing-mode="lr-tb"/>
      <style:text-properties style:font-name="Liberation Serif1" fo:font-size="22pt" fo:font-weight="normal" style:font-size-asian="22pt" style:font-weight-asian="normal" style:font-size-complex="22pt" style:font-weight-complex="normal"/>
    </style:style>
    <style:style style:name="P44" style:family="paragraph">
      <style:paragraph-properties fo:margin-left="0cm" fo:margin-right="0cm" fo:margin-top="0cm" fo:margin-bottom="0.3cm" fo:text-indent="0cm"/>
    </style:style>
    <style:style style:name="P45" style:family="paragraph">
      <style:paragraph-properties fo:margin-top="0cm" fo:margin-bottom="0.2cm" style:writing-mode="lr-tb"/>
      <style:text-properties fo:color="#000000" fo:font-size="26pt" style:font-size-asian="26pt" style:font-size-complex="26pt"/>
    </style:style>
    <style:style style:name="P46" style:family="paragraph">
      <loext:graphic-properties draw:fill-color="#ffffff"/>
      <style:paragraph-properties fo:margin-left="0cm" fo:margin-right="0cm" fo:margin-top="0cm" fo:margin-bottom="0.2cm" fo:text-indent="0cm" style:writing-mode="lr-tb"/>
      <style:text-properties fo:color="#000000" style:font-name="Liberation Sans4" fo:font-size="14pt" style:font-size-asian="14pt" style:font-size-complex="14pt"/>
    </style:style>
    <style:style style:name="T1" style:family="text">
      <style:text-properties fo:color="#ffffff" style:font-name="Liberation Sans4" fo:font-size="32pt" fo:language="ru" fo:country="RU" style:font-size-asian="32pt" style:font-size-complex="32pt"/>
    </style:style>
    <style:style style:name="T2" style:family="text">
      <style:text-properties fo:color="#ffffff" style:font-name="Liberation Sans4" fo:language="ru" fo:country="RU"/>
    </style:style>
    <style:style style:name="T3" style:family="text">
      <style:text-properties fo:color="#ffffff" fo:font-size="36pt" fo:font-weight="bold" style:font-size-asian="36pt" style:font-weight-asian="bold" style:font-size-complex="36pt" style:font-weight-complex="bold"/>
    </style:style>
    <style:style style:name="T4" style:family="text">
      <style:text-properties fo:color="#000000" fo:font-size="14pt" fo:language="ru" fo:country="RU" fo:font-weight="bold" style:font-size-asian="14pt" style:font-weight-asian="bold" style:font-size-complex="14pt" style:font-weight-complex="bold"/>
    </style:style>
    <style:style style:name="T5" style:family="text">
      <style:text-properties fo:font-size="14pt" fo:language="ru" fo:country="RU" style:font-size-asian="14pt" style:font-size-complex="14pt"/>
    </style:style>
    <style:style style:name="T6" style:family="text">
      <style:text-properties style:font-name="Liberation Sans3" fo:font-size="14pt" fo:language="ru" fo:country="RU" style:font-name-asian="Liberation Sans3" style:font-size-asian="14pt" style:font-name-complex="Liberation Sans3" style:font-size-complex="14pt"/>
    </style:style>
    <style:style style:name="T7" style:family="text">
      <style:text-properties fo:font-size="14pt" fo:language="ru" fo:country="RU"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color="#000000" fo:font-size="28pt" fo:language="ru" fo:country="RU" style:font-size-asian="28pt" style:font-size-complex="28pt"/>
    </style:style>
    <style:style style:name="T11" style:family="text">
      <style:text-properties fo:color="#000000" fo:language="ru" fo:country="RU"/>
    </style:style>
    <style:style style:name="T12" style:family="text">
      <style:text-properties fo:color="#000000" style:font-name="Liberation Serif" fo:font-size="22pt" fo:language="ru" fo:country="RU" style:font-size-asian="22pt" style:font-size-complex="22pt"/>
    </style:style>
    <style:style style:name="T13" style:family="text">
      <style:text-properties fo:color="#000000" style:font-name="Liberation Serif" fo:font-size="28pt" fo:language="ru" fo:country="RU" style:font-size-asian="28pt" style:font-size-complex="28pt"/>
    </style:style>
    <style:style style:name="T14" style:family="text">
      <style:text-properties fo:font-variant="normal" fo:text-transform="none" style:use-window-font-color="true"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4" fo:font-size="14pt" fo:language="ru" fo:country="RU" fo:font-style="italic" fo:text-shadow="none" style:text-underline-style="none" fo:font-weight="normal" style:letter-kerning="true" style:font-name-asian="Droid Sans Fallback"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4" fo:font-size="14pt" fo:language="ru" fo:country="RU"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7" style:family="text">
      <style:text-properties style:font-name="Liberation Mono4" fo:font-size="18pt"/>
    </style:style>
    <style:style style:name="T18" style:family="text">
      <style:text-properties fo:font-variant="normal" fo:text-transform="none" fo:color="#0000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2"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2" fo:font-size="14pt" fo:language="ru" fo:country="RU"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1" style:family="text">
      <style:text-properties fo:font-size="14pt" style:font-size-asian="14pt" style:font-size-complex="14pt"/>
    </style:style>
    <style:style style:name="T22" style:family="text">
      <style:text-properties style:font-name="Liberation Mono3" fo:font-size="22pt" style:font-size-asian="22pt" style:font-size-complex="22pt"/>
    </style:style>
    <style:style style:name="T23" style:family="text">
      <style:text-properties fo:color="#000000" style:font-name="Liberation Mono3" fo:font-size="20pt" fo:language="ru" fo:country="RU" style:font-size-asian="20pt" style:font-size-complex="20pt"/>
    </style:style>
    <style:style style:name="T24" style:family="text">
      <style:text-properties fo:font-variant="normal" fo:text-transform="none" fo:color="#00000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5" style:family="text">
      <style:text-properties fo:font-size="18pt" style:font-size-asian="18pt" style:font-size-complex="18pt"/>
    </style:style>
    <style:style style:name="T26" style:family="text">
      <style:text-properties fo:font-size="10pt" style:font-size-asian="10pt" style:font-size-complex="10pt"/>
    </style:style>
    <style:style style:name="T27" style:family="text">
      <style:text-properties fo:font-size="18pt" fo:font-weight="bold" style:font-size-asian="18pt" style:font-weight-asian="bold" style:font-size-complex="18pt" style:font-weight-complex="bold"/>
    </style:style>
    <style:style style:name="T28" style:family="text">
      <style:text-properties style:font-name="Liberation Serif1" fo:font-size="22pt" style:font-size-asian="22pt" style:font-size-complex="22pt"/>
    </style:style>
    <style:style style:name="T29" style:family="text">
      <style:text-properties style:font-name="Liberation Serif1" fo:font-size="22pt" fo:font-weight="normal" style:font-size-asian="22pt" style:font-weight-asian="normal" style:font-size-complex="22pt" style:font-weight-complex="normal"/>
    </style:style>
    <style:style style:name="T30" style:family="text">
      <style:text-properties fo:font-variant="normal" fo:text-transform="none" fo:color="#000000" style:text-outline="false" style:text-line-through-style="none" style:text-line-through-type="none" style:font-name="Liberation Serif1" fo:font-size="26pt" fo:language="ru" fo:country="RU"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Mono4" fo:font-size="20pt" fo:language="ru" fo:country="RU"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2" style:family="text">
      <style:text-properties fo:color="#000000" fo:font-size="26pt" fo:language="ru" fo:country="RU" style:font-size-asian="26pt" style:font-size-complex="26pt"/>
    </style:style>
    <style:style style:name="T33" style:family="text">
      <style:text-properties fo:font-variant="normal" fo:text-transform="none" fo:color="#000000" style:text-outline="false" style:text-line-through-style="none" style:text-line-through-type="none" style:font-name="Liberation Sans4" fo:font-size="26pt" fo:language="ru" fo:country="RU"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4" style:family="text">
      <style:text-properties fo:color="#000000" style:font-name="Liberation Sans4" fo:font-size="14pt" style:font-size-asian="14pt" style:font-size-complex="14pt"/>
    </style:style>
    <style:style style:name="T35" style:family="text">
      <style:text-properties fo:color="#000000" style:font-name="Liberation Mono3"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Оптимизация запросов</text:span><text:span text:style-name="T2"><text:line-break/></text:span><text:span text:style-name="T2">Функции</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 Postgres Professional, 2019–2024</text:span></text:p>
              <text:p text:style-name="P5"><text:span text:style-name="T5">Авторы: Егор Рогов, Павел Лузанов, Павел Толмачев, Илья Баштанов</text:span></text:p>
              <text:p text:style-name="P5"><text:span text:style-name="T6">Фото: Олег Бартунов (монастырь Пху и пик Бхрикути, Непал)</text:span></text:p>
              <text:p text:style-name="P5"><text:span text:style-name="T5"/></text:p>
              <text:p text:style-name="P5"><text:span text:style-name="T7">Использование материалов курса</text:span></text:p>
              <text:p text:style-name="P5"><text:span text:style-name="T5">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5"/></text:p>
              <text:p text:style-name="P5"><text:span text:style-name="T7">Обратная</text:span><text:span text:style-name="T8"> </text:span><text:span text:style-name="T7">связь</text:span></text:p>
              <text:p text:style-name="P6"><text:span text:style-name="T5">Отзывы, замечания и предложения направляйте по адресу: </text:span><text:span text:style-name="T5"><text:a xlink:href="mailto:edu@postgrespro.ru" xlink:type="simple">edu@postgrespro.ru</text:a></text:span></text:p>
              <text:p text:style-name="P5"><text:span text:style-name="T5"/></text:p>
              <text:p text:style-name="P5"><text:span text:style-name="T7">Отказ от ответственности</text:span></text:p>
              <text:p text:style-name="P5"><text:span text:style-name="T5">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Категории изменчивости</text:span></text:p>
              </text:list-item>
              <text:list-item>
                <text:p text:style-name="P9"><text:span text:style-name="T10">Подстановка кода функции в текст запроса</text:span></text:p>
              </text:list-item>
              <text:list-item>
                <text:p text:style-name="P9"><text:span text:style-name="T10">Вызов табличных функций</text:span></text:p>
              </text:list-item>
              <text:list-item>
                <text:p text:style-name="P9"><text:span text:style-name="T10">Настройки COST и ROWS</text:span></text:p>
              </text:list-item>
              <text:list-item>
                <text:p text:style-name="P9"><text:span text:style-name="T10">Вспомогательные функции планировщика</text:span></text:p>
              </text:list-item>
              <text:list-item>
                <text:p text:style-name="P9"><text:span text:style-name="T10">Конфигурационные параметры</text:span></text:p>
              </text:list-item>
              <text:list-item>
                <text:p text:style-name="P9"><text:span text:style-name="T10"/></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6" draw:text-style-name="P12" draw:layer="layout" svg:width="19.8cm" svg:height="1.741cm" svg:x="1.2cm" svg:y="0.737cm" presentation:class="title" presentation:user-transformed="true">
          <draw:text-box>
            <text:p><text:span text:style-name="T11">Категории изменчивости</text:span></text:p>
          </draw:text-box>
        </draw:frame>
        <draw:frame presentation:style-name="pr7" draw:text-style-name="P10" draw:layer="layout" svg:width="25.6cm" svg:height="14.504cm" svg:x="1.2cm" svg:y="4.8cm" presentation:class="outline" presentation:user-transformed="true">
          <draw:text-box>
            <text:list text:style-name="L3">
              <text:list-item>
                <text:p text:style-name="P13"><text:span text:style-name="T10">Volatile</text:span></text:p>
                <text:list>
                  <text:list-item>
                    <text:p text:style-name="P14"><text:span text:style-name="T12">возвращаемое значение может произвольно меняться</text:span><text:span text:style-name="T12"><text:line-break/></text:span><text:span text:style-name="T12">при одинаковых значениях входных параметров</text:span></text:p>
                  </text:list-item>
                  <text:list-item>
                    <text:p text:style-name="P15"><text:span text:style-name="T12">используется по умолчанию</text:span></text:p>
                  </text:list-item>
                </text:list>
              </text:list-item>
              <text:list-item>
                <text:p text:style-name="P13"><text:span text:style-name="T13">Stable</text:span></text:p>
                <text:list>
                  <text:list-item>
                    <text:p text:style-name="P14"><text:span text:style-name="T12">значение не меняется в пределах одного оператора SQL</text:span></text:p>
                  </text:list-item>
                  <text:list-item>
                    <text:p text:style-name="P15"><text:span text:style-name="T12">функция не может менять состояние базы данных</text:span></text:p>
                  </text:list-item>
                </text:list>
              </text:list-item>
              <text:list-item>
                <text:p text:style-name="P13"><text:span text:style-name="T13">Immutable</text:span></text:p>
                <text:list>
                  <text:list-item>
                    <text:p text:style-name="P14"><text:span text:style-name="T12">значение не меняется, функция детерминирована</text:span></text:p>
                  </text:list-item>
                  <text:list-item>
                    <text:p text:style-name="P14"><text:span text:style-name="T12">функция не может менять состояние базы данных</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8" draw:text-style-name="P17" draw:layer="layout" svg:width="16.713cm" svg:height="13.611cm" svg:x="2.108cm" svg:y="14.207cm" presentation:class="notes" presentation:user-transformed="true">
            <draw:text-box>
              <text:p text:style-name="P16"><text:span text:style-name="T14">Каждой функции сопоставлена категория изменчивости, которая определяет свойства возвращаемого значения при одинаковых значениях входных параметров.</text:span></text:p>
              <text:p text:style-name="P16"><text:span text:style-name="T14">Категория Volatile говорит о том, что возвращаемое значение может произвольно меняться. Такие функции будут выполняться каждый раз при каждом вызове. Если при создании функции категория не указана, назначается именно эта категория.</text:span></text:p>
              <text:p text:style-name="P16"><text:span text:style-name="T14">Категория Stable используется для функций, возвращаемое значение которых не меняется в пределах одного SQL-оператора. В частности, такие функции не могут менять состояние БД. Такая функция </text:span><text:span text:style-name="T15">может </text:span><text:span text:style-name="T14">быть выполнена один раз во время выполнения запроса, а затем будет использоваться вычисленное значение.</text:span></text:p>
              <text:p text:style-name="P16"><text:span text:style-name="T14">Категория Immutable еще более строгая: возвращаемое значение</text:span><text:span text:style-name="T14"><text:line-break/></text:span><text:span text:style-name="T14">не меняется никогда. Такую функцию </text:span><text:span text:style-name="T15">можно </text:span><text:span text:style-name="T14">выполнить на этапе планирования запроса, а не во время выполнения.</text:span></text:p>
              <text:p text:style-name="P16"><text:span text:style-name="T14">Можно — не означает, что всегда происходит именно так,</text:span><text:span text:style-name="T14"><text:line-break/></text:span><text:span text:style-name="T14">но планировщик вправе выполнить такие оптимизации.</text:span></text:p>
              <text:p text:style-name="P16"><text:span text:style-name="T16"><text:a xlink:href="https://postgrespro.ru/docs/postgresql/16/xfunc-volatility" xlink:type="simple">https://postgrespro.ru/docs/postgresql/16/xfunc-volatility</text:a></text:span></text:p>
              <text:p text:style-name="P16"><text:span text:style-name="T14"/></text:p>
              <text:p text:style-name="P16"><text:span text:style-name="T14"/></text:p>
            </draw:text-box>
          </draw:frame>
        </presentation:notes>
      </draw:page>
      <draw:page draw:name="page4"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4" presentation:class="page"/>
          <draw:frame presentation:style-name="pr11" draw:text-style-name="P11" draw:layer="layout" svg:width="16.799cm" svg:height="13.364cm" svg:x="2.1cm" svg:y="14.107cm" presentation:class="notes" presentation:placeholder="true">
            <draw:text-box/>
          </draw:frame>
        </presentation:notes>
      </draw:page>
      <draw:page draw:name="page5" draw:style-name="dp1" draw:master-page-name="master_5f__5f_" presentation:presentation-page-layout-name="AL1T1">
        <office:forms form:automatic-focus="false" form:apply-design-mode="false"/>
        <draw:frame presentation:style-name="pr12" draw:text-style-name="P10" draw:layer="layout" svg:width="25.6cm" svg:height="15.012cm" svg:x="1.2cm" svg:y="4.8cm" presentation:class="outline" presentation:user-transformed="true">
          <draw:text-box>
            <text:list text:style-name="L3">
              <text:list-item>
                <text:p text:style-name="P13"><text:span text:style-name="T10">Скалярные функции на SQL</text:span></text:p>
                <text:list>
                  <text:list-item>
                    <text:p text:style-name="P14"><text:span text:style-name="T12">один оператор SELECT без предложения FROM,</text:span><text:span text:style-name="T12"><text:line-break/></text:span><text:span text:style-name="T12">возвращает одно значение</text:span></text:p>
                  </text:list-item>
                  <text:list-item>
                    <text:p text:style-name="P14"><text:span text:style-name="T12">вызываемые функции не должны быть изменчивее вызывающей</text:span></text:p>
                  </text:list-item>
                  <text:list-item>
                    <text:p text:style-name="P15"><text:span text:style-name="T12">и др.</text:span></text:p>
                  </text:list-item>
                </text:list>
              </text:list-item>
              <text:list-item>
                <text:p text:style-name="P13"><text:span text:style-name="T10">Табличные функции на SQL</text:span></text:p>
                <text:list>
                  <text:list-item>
                    <text:p text:style-name="P19"><text:span text:style-name="T18">один оператор SELECT</text:span></text:p>
                  </text:list-item>
                  <text:list-item>
                    <text:p text:style-name="P19"><text:span text:style-name="T12">категория Immutable или Stable</text:span></text:p>
                  </text:list-item>
                  <text:list-item>
                    <text:p text:style-name="P19"><text:span text:style-name="T12">функция не STRICT</text:span></text:p>
                  </text:list-item>
                  <text:list-item>
                    <text:p text:style-name="P19"><text:span text:style-name="T12">и др.</text:span></text:p>
                  </text:list-item>
                </text:list>
              </text:list-item>
            </text:list>
          </draw:text-box>
        </draw:frame>
        <draw:frame presentation:style-name="pr13" draw:text-style-name="P8" draw:layer="layout" svg:width="20.136cm" svg:height="1.803cm" svg:x="1.2cm" svg:y="0.737cm" presentation:class="title" presentation:user-transformed="true">
          <draw:text-box>
            <text:p><text:span text:style-name="T9">Подстановка кода функций</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4" draw:text-style-name="P20" draw:layer="layout" svg:width="16.799cm" svg:height="13.364cm" svg:x="2.1cm" svg:y="14.107cm" presentation:class="notes" presentation:user-transformed="true">
            <draw:text-box>
              <text:p text:style-name="P16"><text:span text:style-name="T19">Оптимизатор PostgreSQL умеет подставлять (inline) тело функции</text:span><text:span text:style-name="T19"><text:line-break/></text:span><text:span text:style-name="T19">в SQL-запрос. Это работает как со скалярными, так и с табличными функциями.</text:span></text:p>
              <text:p text:style-name="P16"><text:span text:style-name="T19">В обоих случаях есть много ограничений: функция должна быть написана на языке SQL, использовать единственный оператор SELECT и т. д. Скалярная функция, к тому же, не должна обращаться к таблицам базы данных и вызывать функции, имеющие менее строгую категорию, а табличная — быть стабильной или постоянной.</text:span></text:p>
              <text:p text:style-name="P16"><text:span text:style-name="T19">Важным преимуществом подстановки тела функции в запрос является то, что функция становится прозрачной для планировщика. Например, дополнительные условия в теле основного запроса могут быть применены к запросу из тела функции, что позволит как можно раньше отфильтровать лишние строки.</text:span></text:p>
              <text:p text:style-name="P16"><text:span text:style-name="T20"><text:a xlink:href="https://wiki.postgresql.org/wiki/Inlining_of_SQL_functions" xlink:type="simple">https://wiki.postgresql.org/wiki/Inlining_of_SQL_functions</text:a></text:span></text:p>
            </draw:text-box>
          </draw:frame>
        </presentation:notes>
      </draw:page>
      <draw:page draw:name="page6"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6" presentation:class="page"/>
          <draw:frame presentation:style-name="pr11" draw:text-style-name="P11" draw:layer="layout" svg:width="16.799cm" svg:height="13.364cm" svg:x="2.1cm" svg:y="14.107cm" presentation:class="notes" presentation:placeholder="true">
            <draw:text-box/>
          </draw:frame>
        </presentation:notes>
      </draw:page>
      <draw:page draw:name="page7" draw:style-name="dp1" draw:master-page-name="master_5f__5f_" presentation:presentation-page-layout-name="AL1T1">
        <office:forms form:automatic-focus="false" form:apply-design-mode="false"/>
        <draw:frame presentation:style-name="pr13" draw:text-style-name="P8" draw:layer="layout" svg:width="20.136cm" svg:height="1.803cm" svg:x="1.2cm" svg:y="0.737cm" presentation:class="title" presentation:user-transformed="true">
          <draw:text-box>
            <text:p><text:span text:style-name="T9">Вызов табличных функций</text:span></text:p>
          </draw:text-box>
        </draw:frame>
        <draw:custom-shape draw:style-name="gr4" draw:text-style-name="P22" xml:id="id4" draw:id="id4" draw:layer="layout" svg:width="4.37cm" svg:height="2.6cm" svg:x="3.754cm" svg:y="6.917cm">
          <text:p text:style-name="P21"><text:span text:style-name="T21">Function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3" draw:layer="layout" svg:width="0.877cm" svg:height="0.748cm" draw:transform="skewX (-0.00942477796076938) rotate (0.00418879020478639) translate (6.723cm 8.288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4" draw:layer="layout" svg:width="1.096cm" svg:height="0.299cm" draw:transform="skewX (-0.00663225115757845) rotate (0.00418879020478639) translate (5.568cm 8.506cm)">
          <text:p/>
          <draw:enhanced-geometry svg:viewBox="0 0 21600 21600" draw:mirror-horizontal="false" draw:mirror-vertical="false" draw:text-areas="?f5 ?f1 ?f6 ?f3" draw:type="left-right-arrow" draw:modifiers="3267.42301458671 5812.6245847176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7" draw:text-style-name="P25" draw:layer="layout" svg:width="1.144cm" svg:height="0.599cm" draw:transform="skewX (-0.00994837673636768) rotate (0.00139626340159546) translate (4.354cm 8.36cm)">
            <text:p/>
            <draw:enhanced-geometry svg:viewBox="0 0 21600 21600" draw:type="rectangle" draw:enhanced-path="M 0 0 L 21600 0 21600 21600 0 21600 0 0 Z N"/>
          </draw:custom-shape>
          <draw:line draw:style-name="gr8" draw:text-style-name="P26" draw:layer="layout" svg:x1="4.354cm" svg:y1="8.56cm" svg:x2="5.504cm" svg:y2="8.559cm">
            <text:p/>
          </draw:line>
          <draw:line draw:style-name="gr8" draw:text-style-name="P26" draw:layer="layout" svg:x1="4.354cm" svg:y1="8.761cm" svg:x2="5.504cm" svg:y2="8.76cm">
            <text:p/>
          </draw:line>
          <draw:line draw:style-name="gr8" draw:text-style-name="P26" draw:layer="layout" svg:x1="4.594cm" svg:y1="8.36cm" svg:x2="4.594cm" svg:y2="8.959cm">
            <text:p/>
          </draw:line>
          <draw:line draw:style-name="gr8" draw:text-style-name="P26" draw:layer="layout" svg:x1="5.344cm" svg:y1="8.361cm" svg:x2="5.344cm" svg:y2="8.96cm">
            <text:p/>
          </draw:line>
        </draw:g>
        <draw:custom-shape draw:style-name="gr9" draw:text-style-name="P27" xml:id="id5" draw:id="id5" draw:layer="layout" svg:width="7.366cm" svg:height="6.493cm" svg:x="8.228cm" svg:y="11.795cm">
          <text:p text:style-name="P21"><text:span text:style-name="T21">функция fun()</text:span></text:p>
          <draw:enhanced-geometry svg:viewBox="0 0 21600 21600" draw:path-stretchpoint-x="10800" draw:path-stretchpoint-y="10800" draw:text-areas="?f3 ?f4 ?f5 ?f6" draw:type="round-rectangle" draw:modifiers="2268.0472509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8" draw:layer="layout" draw:type="curve" svg:x1="11.996cm" svg:y1="13.901cm" svg:x2="10.124cm" svg:y2="15.301cm" draw:start-shape="id1" draw:start-glue-point="2" draw:end-shape="id2" draw:end-glue-point="0" svg:d="M11996 13901c0 1051-1872 352-1872 1400" svg:viewBox="0 0 1873 1401">
          <text:p/>
        </draw:connector>
        <draw:connector draw:style-name="gr10" draw:text-style-name="P28" draw:layer="layout" draw:type="curve" svg:x1="11.996cm" svg:y1="13.901cm" svg:x2="13.698cm" svg:y2="15.301cm" draw:start-shape="id1" draw:start-glue-point="2" draw:end-shape="id3" draw:end-glue-point="0" svg:d="M11996 13901c0 1051 1702 352 1702 1400" svg:viewBox="0 0 1703 1401">
          <text:p/>
        </draw:connector>
        <draw:connector draw:style-name="gr11" draw:text-style-name="P28" draw:layer="layout" draw:type="curve" svg:x1="5.939cm" svg:y1="9.517cm" svg:x2="11.911cm" svg:y2="11.795cm" draw:start-shape="id4" draw:start-glue-point="2" draw:end-shape="id5" draw:end-glue-point="0" svg:d="M5939 9517c0 1708 5972 570 5972 2278" svg:viewBox="0 0 5973 2279">
          <text:p/>
        </draw:connector>
        <draw:custom-shape draw:style-name="gr12" draw:text-style-name="P22" xml:id="id1" draw:id="id1" draw:layer="layout" svg:width="2.4cm" svg:height="1.4cm" svg:x="10.796cm" svg:y="12.501cm">
          <text:p text:style-name="P21"><text:span text:style-name="T21">Jo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2" xml:id="id2" draw:id="id2" draw:layer="layout" svg:width="2.4cm" svg:height="1.4cm" svg:x="8.924cm" svg:y="15.301cm">
          <text:p text:style-name="P21"><text:span text:style-name="T21">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2" xml:id="id3" draw:id="id3" draw:layer="layout" svg:width="2.4cm" svg:height="1.4cm" svg:x="12.498cm" svg:y="15.301cm">
          <text:p text:style-name="P21"><text:span text:style-name="T21">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xml:id="id6" draw:id="id6" draw:layer="layout" svg:width="4.37cm" svg:height="2.6cm" svg:x="15.925cm" svg:y="6.918cm">
          <text:p text:style-name="P21"><text:span text:style-name="T21">Project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28" draw:layer="layout" draw:type="curve" svg:x1="18.11cm" svg:y1="9.518cm" svg:x2="11.911cm" svg:y2="11.795cm" draw:start-shape="id6" draw:start-glue-point="2" draw:end-shape="id5" draw:end-glue-point="0" svg:d="M18110 9518c0 1708-6199 570-6199 2277" svg:viewBox="0 0 6200 2278">
          <text:p/>
        </draw:connector>
        <draw:frame draw:style-name="gr14" draw:text-style-name="P29" draw:layer="layout" svg:width="9.35cm" svg:height="1.127cm" svg:x="1.264cm" svg:y="5.272cm">
          <draw:text-box>
            <text:p><text:span text:style-name="T22">SELECT * FROM fun()</text:span></text:p>
          </draw:text-box>
        </draw:frame>
        <draw:frame draw:style-name="gr15" draw:text-style-name="P29" draw:layer="layout" svg:width="6.09cm" svg:height="1.127cm" svg:x="15.065cm" svg:y="5.273cm">
          <draw:text-box>
            <text:p><text:span text:style-name="T22">SELECT fun()</text:span></text:p>
          </draw:text-box>
        </draw:frame>
        <draw:custom-shape draw:style-name="gr16" draw:text-style-name="P30" draw:layer="layout" svg:width="5.08cm" svg:height="2.54cm" svg:x="19.968cm" svg:y="10.032cm">
          <text:p text:style-name="P21"><text:span text:style-name="T21">по требованию:</text:span></text:p>
          <text:p text:style-name="P21"><text:span text:style-name="T21">SQL, C, итераторы</text:span></text:p>
          <text:p text:style-name="P21"><text:span text:style-name="T21">Python</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66.24680181067 -4148.28807556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14" draw:text-style-name="P20" draw:layer="layout" svg:width="16.799cm" svg:height="13.364cm" svg:x="2.1cm" svg:y="14.107cm" presentation:class="notes" presentation:user-transformed="true">
            <draw:text-box>
              <text:p text:style-name="P16"><text:span text:style-name="T19">Когда табличная функция вызывается в предложении FROM, за ее вычисление отвечает узел Function Scan. При этом сначала все строки, возвращаемые функцией, материализуются, и только затем передаются родительскому узлу плана. Таково текущее ограничение реализации.</text:span></text:p>
              <text:p text:style-name="P16"><text:span text:style-name="T19">Если же функция вызывается в предложении SELECT, в плане она выполняется в узле ProjectSet. В этом случае функция может воспользоваться интерфейсом возвращения строк «по требованию» (value-per-call), без материализации.</text:span></text:p>
              <text:p text:style-name="P16"><text:span text:style-name="T19">Так работают функции на языке SQL, большинство встроенных функций (написанных на С) и функции на PL/Python, возвращающие итератор. Функции на других языках программирования тоже могут использовать этот интерфейс, если такая возможность в них реализована. </text:span></text:p>
              <text:p text:style-name="P16"><text:span text:style-name="T19"/></text:p>
            </draw:text-box>
          </draw:frame>
        </presentation:notes>
      </draw:page>
      <draw:page draw:name="page8"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master" presentation:presentation-page-layout-name="AL1T1">
        <office:forms form:automatic-focus="false" form:apply-design-mode="false"/>
        <draw:frame presentation:style-name="pr6" draw:text-style-name="P12" draw:layer="layout" svg:width="19.8cm" svg:height="1.741cm" svg:x="1.2cm" svg:y="0.737cm" presentation:class="title" presentation:user-transformed="true">
          <draw:text-box>
            <text:p><text:span text:style-name="T11">Настройки COST и ROWS</text:span></text:p>
          </draw:text-box>
        </draw:frame>
        <draw:frame presentation:style-name="pr7" draw:text-style-name="P10" draw:layer="layout" svg:width="25.6cm" svg:height="14.504cm" svg:x="1.2cm" svg:y="4.8cm" presentation:class="outline" presentation:user-transformed="true">
          <draw:text-box>
            <text:list text:style-name="L3">
              <text:list-item>
                <text:p text:style-name="P9"><text:span text:style-name="T10">CREATE FUNCTION fun( )</text:span></text:p>
                <text:list>
                  <text:list-item>
                    <text:p text:style-name="P31"><text:span text:style-name="T23">SELECT * FROM fun()</text:span></text:p>
                  </text:list-item>
                </text:list>
              </text:list-item>
              <text:list-item>
                <text:p><text:span text:style-name="T24">CREATE FUNCTION fun( ) ROWS 12 COST 123</text:span></text:p>
                <text:list>
                  <text:list-item>
                    <text:p><text:span text:style-name="T23">SELECT * FROM fun()</text:span></text:p>
                  </text:list-item>
                </text:list>
              </text:list-item>
              <text:list-item>
                <text:p text:style-name="P9"><text:span text:style-name="T10"/></text:p>
              </text:list-item>
            </text:list>
          </draw:text-box>
        </draw:frame>
        <draw:custom-shape draw:style-name="gr17" draw:text-style-name="P33" draw:layer="layout" svg:width="12cm" svg:height="1.6cm" svg:x="2.726cm" svg:y="7.412cm">
          <text:p text:style-name="P32"><text:span text:style-name="T25">Function Scan ( rows=1000 cost=100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3" draw:layer="layout" svg:width="12cm" svg:height="1.6cm" svg:x="2.727cm" svg:y="14.812cm">
          <text:p text:style-name="P32"><text:span text:style-name="T25">Function Scan ( rows=12 cost=123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0" draw:layer="layout" svg:width="2.421cm" svg:height="0.984cm" svg:x="6.869cm" svg:y="16.526cm">
          <text:p text:style-name="P21"><text:span text:style-name="T21">ROW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122.7085053675 -10986.3959390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gon draw:style-name="gr19" draw:text-style-name="P30" draw:layer="layout" svg:width="5.91cm" svg:height="2.235cm" svg:x="10.269cm" svg:y="8.536cm" svg:viewBox="0 0 5911 2236" draw:points="2350,722 2448,701 2549,681 2652,663 2652,663 2583,0 3422,592 3428,592 3543,590 3658,590 3772,592 3887,596 4001,602 4113,610 4225,620 4335,632 4443,646 4549,662 4652,680 4753,699 4851,721 4946,744 5038,768 5126,795 5211,822 5291,852 5367,882 5439,914 5506,947 5569,982 5627,1017 5679,1054 5727,1091 5769,1129 5806,1168 5837,1207 5863,1247 5883,1287 5884,1291 5899,1331 5908,1372 5911,1413 5908,1454 5900,1494 5886,1535 5867,1575 5841,1615 5810,1655 5774,1694 5732,1732 5685,1769 5633,1806 5576,1841 5514,1876 5447,1909 5376,1941 5300,1972 5220,2001 5136,2029 5048,2055 4957,2080 4862,2103 4764,2125 4663,2145 4560,2162 4454,2178 4346,2193 4236,2205 4125,2215 4012,2223 3899,2229 3784,2234 3670,2236 3555,2236 3440,2234 3326,2230 3212,2224 3099,2216 2988,2206 2878,2194 2770,2180 2664,2164 2560,2147 2459,2127 2361,2106 2265,2083 2174,2058 2085,2032 2001,2004 1920,1975 1844,1944 1772,1912 1705,1879 1642,1845 1585,1810 1532,1773 1484,1736 1442,1698 1405,1659 1374,1620 1348,1580 1347,1578 1345,1575 1325,1535 1311,1494 1302,1453 1299,1412 1302,1371 1310,1330 1324,1290 1344,1249 1369,1210 1400,1170 1437,1131 1479,1093 1526,1056 1578,1019 1635,984 1698,949 1765,916 0,32">
          <text:p text:style-name="P34"><text:span text:style-name="T26"><text:s/></text:span></text:p>
          <text:p text:style-name="P34"><text:span text:style-name="T21"><text:s text:c="9"/></text:span><text:span text:style-name="T21">оценки</text:span></text:p>
          <text:p text:style-name="P34"><text:span text:style-name="T21"><text:s text:c="10"/></text:span><text:span text:style-name="T21">по умолчанию</text:span></text:p>
        </draw:polygon>
        <draw:custom-shape draw:style-name="gr18" draw:text-style-name="P30" draw:layer="layout" svg:width="2.421cm" svg:height="0.984cm" svg:x="9.814cm" svg:y="16.592cm">
          <text:p text:style-name="P21"><text:span text:style-name="T21">COS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653.5094962841 -13113.50253807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9" presentation:class="page"/>
          <draw:frame presentation:style-name="pr8" draw:text-style-name="P17" draw:layer="layout" svg:width="16.713cm" svg:height="13.611cm" svg:x="2.108cm" svg:y="14.207cm" presentation:class="notes" presentation:user-transformed="true">
            <draw:text-box>
              <text:p text:style-name="P16"><text:span text:style-name="T14">Обычно (если не удалось подставить тело функции в запрос) оптимизатор не имеет возможности анализировать код функции</text:span><text:span text:style-name="T14"><text:line-break/></text:span><text:span text:style-name="T14">и воспринимает ее как «черный ящик».</text:span></text:p>
              <text:p text:style-name="P16"><text:span text:style-name="T14">Однако можно дать оптимизатору приблизительную информацию</text:span><text:span text:style-name="T14"><text:line-break/></text:span><text:span text:style-name="T14">о стоимости вызова функции и числе возвращаемых строк.</text:span></text:p>
              <text:p text:style-name="P16"><text:span text:style-name="T14">Параметр COST задает стоимость пользовательской функции</text:span><text:span text:style-name="T14"><text:line-break/></text:span><text:span text:style-name="T14">в единицах </text:span><text:span text:style-name="T15">cpu_operator_cost</text:span><text:span text:style-name="T14">. По умолчанию функции на C получают оценку 1, а на других языках — 100.</text:span></text:p>
              <text:p text:style-name="P16"><text:span text:style-name="T14">Параметр ROWS указывает примерное число возвращаемых строк.</text:span></text:p>
              <text:p text:style-name="P16"><text:span text:style-name="T14">COST и ROWS можно указывать как при создании функции, так и для уже существующих функций.</text:span></text:p>
              <text:p text:style-name="P16"><text:span text:style-name="T16"><text:a xlink:href="https://postgrespro.ru/docs/enterprise/16/sql-createfunction" xlink:type="simple">https://postgrespro.ru/docs/enterprise/16/sql-createfunction</text:a></text:span></text:p>
            </draw:text-box>
          </draw:frame>
        </presentation:notes>
      </draw:page>
      <draw:page draw:name="page10"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0" presentation:class="page"/>
          <draw:frame presentation:style-name="pr11" draw:text-style-name="P11" draw:layer="layout" svg:width="16.799cm" svg:height="13.364cm" svg:x="2.1cm" svg:y="14.107cm" presentation:class="notes" presentation:placeholder="true">
            <draw:text-box/>
          </draw:frame>
        </presentation:notes>
      </draw:page>
      <draw:page draw:name="page11" draw:style-name="dp1" draw:master-page-name="master" presentation:presentation-page-layout-name="AL1T1">
        <office:forms form:automatic-focus="false" form:apply-design-mode="false"/>
        <draw:frame presentation:style-name="pr6" draw:text-style-name="P12" draw:layer="layout" svg:width="19.8cm" svg:height="1.741cm" svg:x="1.2cm" svg:y="0.737cm" presentation:class="title" presentation:user-transformed="true">
          <draw:text-box>
            <text:p text:style-name="P35"><text:span text:style-name="T11">Вспомогательные функции</text:span></text:p>
          </draw:text-box>
        </draw:frame>
        <draw:frame presentation:style-name="pr7" draw:text-style-name="P10" draw:layer="layout" svg:width="25.6cm" svg:height="14.504cm" svg:x="1.2cm" svg:y="4.8cm" presentation:class="outline" presentation:user-transformed="true">
          <draw:text-box>
            <text:list text:style-name="L3">
              <text:list-item>
                <text:p text:style-name="P9"><text:span text:style-name="T10">CREATE FUNCTION fun(x) ROWS 18</text:span></text:p>
                <text:list>
                  <text:list-item>
                    <text:p text:style-name="P31"><text:span text:style-name="T23">SELECT * FROM fun(1) <text:s text:c="10"/>SELECT * FROM fun(2)</text:span></text:p>
                  </text:list-item>
                </text:list>
              </text:list-item>
              <text:list-item>
                <text:p><text:span text:style-name="T24">CREATE FUNCTION fun(x) SUPPORT fun_support</text:span></text:p>
                <text:list>
                  <text:list-item>
                    <text:p><text:span text:style-name="T23">SELECT * FROM fun(1) <text:s text:c="10"/>SELECT * FROM fun(2)</text:span></text:p>
                  </text:list-item>
                </text:list>
              </text:list-item>
              <text:list-item>
                <text:p text:style-name="P9"><text:span text:style-name="T10"/></text:p>
              </text:list-item>
            </text:list>
          </draw:text-box>
        </draw:frame>
        <draw:custom-shape draw:style-name="gr20" draw:text-style-name="P33" draw:layer="layout" svg:width="8.195cm" svg:height="1.6cm" svg:x="2.726cm" svg:y="7.412cm">
          <text:p text:style-name="P32"><text:span text:style-name="T25">Function Scan ( rows=18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0" draw:layer="layout" svg:width="3.365cm" svg:height="0.88cm" svg:x="9.468cm" svg:y="9.126cm">
          <text:p text:style-name="P21"><text:span text:style-name="T21">ROW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71.12299465241 -12920.77185017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3" draw:layer="layout" svg:width="8.223cm" svg:height="1.6cm" svg:x="15.906cm" svg:y="7.413cm">
          <text:p text:style-name="P32"><text:span text:style-name="T25">Function Scan ( rows=18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3" draw:layer="layout" svg:width="8.195cm" svg:height="1.6cm" svg:x="2.727cm" svg:y="14.812cm">
          <text:p text:style-name="P32"><text:span text:style-name="T25">Function Scan ( rows=12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4.355cm" svg:height="1.284cm" svg:x="5.969cm" svg:y="16.526cm">
          <text:p text:style-name="P21"><text:span text:style-name="T21">fun_support( 1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689.2561983471 -8135.71984435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3" draw:layer="layout" svg:width="8.223cm" svg:height="1.6cm" svg:x="15.907cm" svg:y="14.813cm">
          <text:p text:style-name="P32"><text:span text:style-name="T25">Function Scan ( rows=24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4.355cm" svg:height="1.284cm" svg:x="19.069cm" svg:y="16.54cm">
          <text:p text:style-name="P21"><text:span text:style-name="T21">fun_support( 2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689.2561983471 -8135.71984435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17" draw:layer="layout" svg:width="16.713cm" svg:height="13.611cm" svg:x="2.108cm" svg:y="14.207cm" presentation:class="notes" presentation:user-transformed="true">
            <draw:text-box>
              <text:p text:style-name="P16"><text:span text:style-name="T14">Параметры COST и ROWS позволяют задать стоимость и количество строк, возвращаемых функцией, как постоянные величины.</text:span><text:span text:style-name="T14"><text:line-break/></text:span><text:span text:style-name="T14">Но константы не всегда дают желаемый результат.</text:span></text:p>
              <text:p text:style-name="P16"><text:span text:style-name="T14">В PostgreSQL есть возможность для функции написать </text:span><text:span text:style-name="T15">вспомогательную функцию</text:span><text:span text:style-name="T14">, которая предоставляет планировщику информацию, зависящую от значений аргументов основной (</text:span><text:span text:style-name="T15">целевой</text:span><text:span text:style-name="T14">) функции.</text:span></text:p>
              <text:p text:style-name="P16"><text:span text:style-name="T14">Вспомогательная функция может по значениям аргументов целевой функции выдавать:</text:span></text:p>
              <text:list text:style-name="L1">
                <text:list-item>
                  <text:p text:style-name="P19"><text:span text:style-name="T14">оценку ее стоимости;</text:span></text:p>
                </text:list-item>
                <text:list-item>
                  <text:p text:style-name="P19"><text:span text:style-name="T14">оценку числа возвращаемых строк;</text:span></text:p>
                </text:list-item>
                <text:list-item>
                  <text:p text:style-name="P19"><text:span text:style-name="T14">выражение, эквивалентное вызову функции.</text:span></text:p>
                </text:list-item>
              </text:list>
              <text:p text:style-name="P16"><text:span text:style-name="T14">Дополнительно для функций, возвращающих boolean:</text:span></text:p>
              <text:list text:continue-numbering="true" text:style-name="L1">
                <text:list-item>
                  <text:p text:style-name="P19"><text:span text:style-name="T14">оценку селективности;</text:span></text:p>
                </text:list-item>
                <text:list-item>
                  <text:p text:style-name="P19"><text:span text:style-name="T14">эквивалентный предикат с индексируемым оператором.</text:span></text:p>
                </text:list-item>
              </text:list>
              <text:p text:style-name="P16"><text:span text:style-name="T14">Вспомогательная функция должна быть написана на языке С.</text:span></text:p>
              <text:p text:style-name="P16"><text:span text:style-name="T16"><text:a xlink:href="https://postgrespro.ru/docs/postgresql/16/xfunc-optimization" xlink:type="simple">https://postgrespro.ru/docs/postgresql/16/xfunc-optimization</text:a></text:span></text:p>
            </draw:text-box>
          </draw:frame>
        </presentation:notes>
      </draw:page>
      <draw:page draw:name="page12"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2" presentation:class="page"/>
          <draw:frame presentation:style-name="pr11" draw:text-style-name="P11" draw:layer="layout" svg:width="16.799cm" svg:height="13.364cm" svg:x="2.1cm" svg:y="14.107cm" presentation:class="notes" presentation:placeholder="true">
            <draw:text-box/>
          </draw:frame>
        </presentation:notes>
      </draw:page>
      <draw:page draw:name="page13" draw:style-name="dp1" draw:master-page-name="master_5f__5f_" presentation:presentation-page-layout-name="AL1T1">
        <office:forms form:automatic-focus="false" form:apply-design-mode="false"/>
        <draw:frame presentation:style-name="pr15" draw:text-style-name="P36" draw:layer="layout" svg:width="25.6cm" svg:height="1.804cm" svg:x="1.2cm" svg:y="4.8cm" presentation:class="outline" presentation:user-transformed="true">
          <draw:text-box>
            <text:list text:style-name="L3">
              <text:list-item>
                <text:p text:style-name="P13"><text:span text:style-name="T10">CREATE FUNCTION fun( ) PARALLEL …</text:span></text:p>
              </text:list-item>
            </text:list>
          </draw:text-box>
        </draw:frame>
        <draw:frame presentation:style-name="pr13" draw:text-style-name="P8" draw:layer="layout" svg:width="20.136cm" svg:height="1.803cm" svg:x="1.2cm" svg:y="0.737cm" presentation:class="title" presentation:user-transformed="true">
          <draw:text-box>
            <text:p><text:span text:style-name="T9">Пометки параллельности</text:span></text:p>
          </draw:text-box>
        </draw:frame>
        <draw:custom-shape draw:style-name="gr24" draw:text-style-name="P38" draw:layer="layout" svg:width="5.532cm" svg:height="1.778cm" svg:x="2.707cm" svg:y="12.055cm">
          <text:p text:style-name="P37"><text:span text:style-name="T25">SAF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9" draw:layer="layout" svg:width="5.532cm" svg:height="1.778cm" svg:x="2.708cm" svg:y="9.656cm">
          <text:p text:style-name="P37"><text:span text:style-name="T25">RESTRIC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1" draw:layer="layout" svg:width="5.532cm" svg:height="1.778cm" svg:x="2.708cm" svg:y="7.256cm">
          <text:p text:style-name="P40"><text:span text:style-name="T27">UNSAF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2" draw:layer="layout" svg:width="12.207cm" svg:height="1.11cm" svg:x="8.844cm" svg:y="12.31cm">
          <draw:text-box>
            <text:p><text:span text:style-name="T28">безопасные для распараллеливания</text:span></text:p>
          </draw:text-box>
        </draw:frame>
        <draw:frame draw:style-name="gr28" draw:text-style-name="P42" draw:layer="layout" svg:width="11.801cm" svg:height="1.11cm" svg:x="8.845cm" svg:y="10.01cm">
          <draw:text-box>
            <text:p><text:span text:style-name="T28">ограниченно распараллеливаемые</text:span></text:p>
          </draw:text-box>
        </draw:frame>
        <draw:frame draw:style-name="gr29" draw:text-style-name="P43" draw:layer="layout" svg:width="17.245cm" svg:height="1.969cm" svg:x="8.845cm" svg:y="7.11cm">
          <draw:text-box>
            <text:p><text:span text:style-name="T29">небезопасные для распараллеливания</text:span><text:span text:style-name="T29"><text:line-break/></text:span><text:span text:style-name="T29">(по умолчанию)</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4" draw:text-style-name="P20" draw:layer="layout" svg:width="16.799cm" svg:height="13.364cm" svg:x="2.1cm" svg:y="14.107cm" presentation:class="notes" presentation:user-transformed="true">
            <draw:text-box>
              <text:p text:style-name="P16"><text:span text:style-name="T19">В теме «Параллельная обработка» было рассказано про то,</text:span><text:span text:style-name="T19"><text:line-break/></text:span><text:span text:style-name="T19">что не каждый запрос может выполняться в параллельном режиме. Поскольку оптимизатор не может проанализировать тело функции,</text:span><text:span text:style-name="T19"><text:line-break/></text:span><text:span text:style-name="T19">он рассчитывает на пометки параллельности, определяя по ним возможность параллельной обработки.</text:span></text:p>
              <text:p text:style-name="P16"><text:span text:style-name="T19">При создании функции (или позже) можно указать одну из трех пометок:</text:span></text:p>
              <text:list text:style-name="L1">
                <text:list-item>
                  <text:p text:style-name="P19"><text:span text:style-name="T19">UNSAFE — запрещаются параллельные планы, если в запросе есть вызов функции;</text:span></text:p>
                </text:list-item>
                <text:list-item>
                  <text:p text:style-name="P19"><text:span text:style-name="T19">RESTRICTED — разрешаются параллельные планы, но запрещено вызывать функцию в параллельной части плана;</text:span></text:p>
                </text:list-item>
                <text:list-item>
                  <text:p text:style-name="P19"><text:span text:style-name="T19">SAFE — безопасна для параллельной обработки.</text:span></text:p>
                </text:list-item>
              </text:list>
              <text:p text:style-name="P16"><text:span text:style-name="T19">По умолчанию используется пометка UNSAFE.</text:span></text:p>
              <text:p text:style-name="P16"><text:span text:style-name="T19">Пометки параллельности указываются также для пользовательских агрегатных функций.</text:span></text:p>
              <text:p text:style-name="P16"><text:span text:style-name="T20"><text:a xlink:href="https://postgrespro.ru/docs/postgresql/16/parallel-safety#PARALLEL-LABELING" xlink:type="simple">https://postgrespro.ru/docs/postgresql/16/parallel-safety#PARALLEL-LABELING</text:a></text:span></text:p>
              <text:p text:style-name="P16"><text:span text:style-name="T5"/></text:p>
            </draw:text-box>
          </draw:frame>
        </presentation:notes>
      </draw:page>
      <draw:page draw:name="page14"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201000001B9000001213E8B7A91CF864300.png" xlink:type="simple" xlink:show="embed" xlink:actuate="onLoad" loext: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4" presentation:class="page"/>
          <draw:frame presentation:style-name="pr11" draw:text-style-name="P11" draw:layer="layout" svg:width="16.799cm" svg:height="13.364cm" svg:x="2.1cm" svg:y="14.107cm" presentation:class="notes" presentation:placeholder="true">
            <draw:text-box/>
          </draw:frame>
        </presentation:notes>
      </draw:page>
      <draw:page draw:name="page15" draw:style-name="dp1" draw:master-page-name="master_5f__5f_" presentation:presentation-page-layout-name="AL1T1">
        <office:forms form:automatic-focus="false" form:apply-design-mode="false"/>
        <draw:frame presentation:style-name="pr16" draw:text-style-name="P8" draw:layer="layout" svg:width="20.136cm" svg:height="2.057cm" svg:x="1.2cm" svg:y="0.737cm" presentation:class="title" presentation:user-transformed="true">
          <draw:text-box>
            <text:p>Итоги</text:p>
          </draw:text-box>
        </draw:frame>
        <draw:frame presentation:style-name="pr12" draw:text-style-name="P10" draw:layer="layout" svg:width="25.6cm" svg:height="14.504cm" svg:x="1.2cm" svg:y="4.8cm" presentation:class="outline" presentation:user-transformed="true">
          <draw:text-box>
            <text:list text:style-name="L3">
              <text:list-item>
                <text:p text:style-name="P13"><text:span text:style-name="T10">Функция — черный ящик для планировщика,</text:span><text:span text:style-name="T10"><text:line-break/></text:span><text:span text:style-name="T10">если ее тело не подставляется в запрос</text:span></text:p>
              </text:list-item>
              <text:list-item>
                <text:p text:style-name="P13"><text:span text:style-name="T10">Вызов табличных функций обычно материализуется</text:span></text:p>
              </text:list-item>
              <text:list-item>
                <text:p text:style-name="P13"><text:span text:style-name="T10">Планировщику можно дать дополнительную информацию</text:span></text:p>
                <text:list>
                  <text:list-item>
                    <text:p text:style-name="P14"><text:span text:style-name="T12">категорию изменчивости функции</text:span></text:p>
                  </text:list-item>
                  <text:list-item>
                    <text:p text:style-name="P14"><text:span text:style-name="T12">кардинальность и стоимость </text:span></text:p>
                  </text:list-item>
                  <text:list-item>
                    <text:p text:style-name="P15"><text:span text:style-name="T12">пометку параллельности</text:span></text:p>
                  </text:list-item>
                </text:list>
              </text:list-item>
              <text:list-item>
                <text:p text:style-name="P9"><text:span text:style-name="T24">Вспомогательные функции помогают оптимизировать вызовы встроенных функций</text:span></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7" draw:text-style-name="P20" draw:layer="layout" svg:width="16.799cm" svg:height="13.566cm" svg:x="2.1cm" svg:y="14.107cm" presentation:class="notes" presentation:placeholder="true" presentation:user-transformed="true">
            <draw:text-box/>
          </draw:frame>
        </presentation:notes>
      </draw:page>
      <draw:page draw:name="page16" draw:style-name="dp1" draw:master-page-name="master_5f_" presentation:presentation-page-layout-name="AL1T1">
        <office:forms form:automatic-focus="false" form:apply-design-mode="false"/>
        <draw:frame presentation:style-name="pr18" draw:text-style-name="P8" draw:layer="layout" svg:width="19.8cm" svg:height="1.741cm" svg:x="1.2cm" svg:y="0.737cm" presentation:class="title" presentation:user-transformed="true">
          <draw:text-box>
            <text:p><text:span text:style-name="T9">Практика</text:span></text:p>
          </draw:text-box>
        </draw:frame>
        <draw:frame presentation:style-name="pr19" draw:text-style-name="P45" draw:layer="layout" svg:width="25.6cm" svg:height="14.4cm" svg:x="1.2cm" svg:y="4.8cm" presentation:class="outline" presentation:user-transformed="true">
          <draw:text-box>
            <text:list text:style-name="L4">
              <text:list-item>
                <text:p text:style-name="P44"><text:span text:style-name="T30">Отключите материализацию общего табличного выражения, в котором вызывается функция random. Объясните результат.</text:span></text:p>
              </text:list-item>
              <text:list-item>
                <text:p text:style-name="P44"><text:span text:style-name="T30">Напишите функцию-обертку на SQL для запроса</text:span><text:span text:style-name="T30"><text:line-break/></text:span><text:span text:style-name="T31">SELECT * FROM generate_series (1, 10_000_000)</text:span><text:span text:style-name="T30">.</text:span></text:p>
                <text:p text:style-name="P44"><text:span text:style-name="T30">Рассмотрите три варианта: сам исходный запрос и вызовы функции в предложениях FROM и SELECT. Сравните планы выполнения запросов и использование временных файлов</text:span><text:span text:style-name="T32">.</text:span></text:p>
                <text:p text:style-name="P44"><text:span text:style-name="T30">Что меняется при установке категории изменчивости Stable?</text:span></text:p>
              </text:list-item>
              <text:list-item>
                <text:p text:style-name="P44"><text:span text:style-name="T30">Какую категорию изменчивости имеет функция days_of_week</text:span><text:span text:style-name="T33"> </text:span><text:span text:style-name="T30">из демонстрации? Какова ее изменчивость</text:span><text:span text:style-name="T30"><text:line-break/></text:span><text:span text:style-name="T30">на самом деле?</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0" draw:text-style-name="P46" draw:layer="layout" svg:width="16.799cm" svg:height="13.364cm" svg:x="2.1cm" svg:y="14.107cm" presentation:class="notes" presentation:user-transformed="true">
            <draw:text-box>
              <text:p text:style-name="P19"><text:span text:style-name="T34">3. Определение функции:</text:span></text:p>
              <text:p text:style-name="P19"><text:span text:style-name="T34"/></text:p>
              <text:p text:style-name="P19"><text:span text:style-name="T35">CREATE FUNCTION days_of_week() RETURNS SETOF text</text:span><text:span text:style-name="T35"><text:line-break/></text:span><text:span text:style-name="T35">AS $$</text:span><text:span text:style-name="T35"><text:line-break/></text:span><text:span text:style-name="T35">BEGIN</text:span><text:span text:style-name="T35"><text:line-break/></text:span><text:span text:style-name="T35"> <text:s text:c="3"/>FOR i IN 7 .. 13 LOOP</text:span><text:span text:style-name="T35"><text:line-break/></text:span><text:span text:style-name="T35"> <text:s text:c="7"/>RETURN NEXT to_char(to_date(i::text,'J'),'TMDy');</text:span><text:span text:style-name="T35"><text:line-break/></text:span><text:span text:style-name="T35"> <text:s text:c="3"/>END LOOP;</text:span><text:span text:style-name="T35"><text:line-break/></text:span><text:span text:style-name="T35">END;</text:span><text:span text:style-name="T35"><text:line-break/></text:span><text:span text:style-name="T35">$$ LANGUAGE plpgsql;</text:span></text:p>
              <text:p text:style-name="P19"><text:span text:style-name="T34"/></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3" svg:font-family="OpenSymbol, 'Arial Unicode MS'" style:font-charset="x-symbol"/>
    <style:font-face style:name="OpenSymbol1" svg:font-family="OpenSymbol, 'Arial Unicode MS'"/>
    <style:font-face style:name="FreeSans1" svg:font-family="FreeSans" style:font-family-generic="swiss"/>
    <style:font-face style:name="Liberation Sans3" svg:font-family="'Liberation Sans'" style:font-family-generic="swiss"/>
    <style:font-face style:name="Liberation Mono4" svg:font-family="'Liberation Mono'" style:font-family-generic="modern" style:font-pitch="fixed"/>
    <style:font-face style:name="Liberation Mono" svg:font-family="'Liberation Mono', 'Courier New'" style:font-family-generic="modern" style:font-pitch="fixed"/>
    <style:font-face style:name="Liberation Serif" svg:font-family="'Liberation Serif'" style:font-pitch="variable"/>
    <style:font-face style:name="OpenSymbol2" svg:font-family="OpenSymbol, 'Arial Unicode MS'" style:font-pitch="variable"/>
    <style:font-face style:name="Liberation Mono3" svg:font-family="'Liberation Mono'" style:font-family-generic="modern" style:font-pitch="variable"/>
    <style:font-face style:name="Liberation Mono2" svg:font-family="'Liberation Mono', 'Courier New'" style:font-family-generic="modern" style:font-pitch="variable"/>
    <style:font-face style:name="Liberation Sans5" svg:font-family="'Liberation Sans'" style:font-family-generic="modern" style:font-pitch="variable"/>
    <style:font-face style:name="Liberation Serif2" svg:font-family="'Liberation Serif'" style:font-family-generic="modern" style:font-pitch="variable"/>
    <style:font-face style:name="Liberation Mono1" svg:font-family="'Liberation Mono', 'Courier New'"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roid Sans Fallback1" svg:font-family="'Droid Sans Fallback'" style:font-family-generic="swiss" style:font-pitch="variable"/>
    <style:font-face style:name="FreeSans2" svg:font-family="FreeSans"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e6e6ff" draw:end-color="#f0e6ff" draw:start-intensity="100%" draw:end-intensity="100%" draw:angle="300" draw:border="0%"/>
    <draw:gradient draw:name="Shapes" draw:style="rectangular" draw:cx="50%" draw:cy="50%" draw:start-color="#cccccc" draw:end-color="#ffffff" draw:start-intensity="100%" draw:end-intensity="100%" draw:angle="0" draw:border="0%"/>
    <draw:fill-image draw:name="Empty" xlink:href="Pictures/10000000000000080000000804B398AF1D13287F.png" xlink:type="simple" xlink:show="embed" xlink:actuate="onLoad"/>
    <draw:opacity draw:name="Transparency_20_2" draw:display-name="Transparency 2" draw:style="linear" draw:start="100%" draw:end="50%" draw:angle="0" draw:border="25%"/>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draw:stroke-dash draw:name="Long_20_Dash" draw:display-name="Long Dash" draw:style="rect" draw:dots1="1" draw:dots1-length="6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ru" fo:country="RU" style:letter-kerning="true" style:font-name-asian="FreeSans2"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2"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2"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FreeSans2"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20_Drawing_20_Style_5f_1" style:display-name="Default Drawing Style_1" style:family="graphic">
      <style:graphic-properties draw:stroke="solid" draw:stroke-dash="Long_20_Dash_20__28_Rounded_29_" svg:stroke-width="0cm" svg:stroke-color="#b2b2b2"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shrink-to-fit"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1"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shrink-to-fit"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shrink-to-fit"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shrink-to-fit"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1"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1"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1"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shrink-to-fit"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4cm" fo:text-indent="0cm"/>
      <style:text-properties style:font-name="Liberation Serif1"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left="0cm" fo:margin-right="0cm" fo:margin-top="0cm" fo:margin-bottom="0.3cm" fo:text-indent="0cm"/>
      <style:text-properties style:font-name="Liberation Serif1"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left="0cm" fo:margin-right="0cm" fo:margin-top="0cm" fo:margin-bottom="0.2cm" fo:text-indent="0cm"/>
      <style:text-properties style:font-name="Liberation Serif1"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left="0cm" fo:margin-right="0cm" fo:margin-top="0cm" fo:margin-bottom="0.1cm" fo:text-indent="0cm"/>
      <style:text-properties fo:font-size="20pt" style:font-size-asian="20pt" style:font-size-complex="20pt"/>
    </style:style>
    <style:style style:name="master_5f_-outline9" style:display-name="master_-outline9" style:family="presentation" style:parent-style-name="master_5f_-outline8">
      <style:paragraph-properties fo:margin-left="0cm" fo:margin-right="0cm" fo:margin-top="0cm" fo:margin-bottom="0.1cm" fo:text-indent="0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background" style:display-name="master__-background" style:family="presentation">
      <style:graphic-properties draw:stroke="none" draw:fill="none"/>
      <style:text-properties style:letter-kerning="true"/>
    </style:style>
    <style:style style:name="master_5f__5f_-backgroundobjects" style:display-name="master__-backgroundobjects" style:family="presentation">
      <style:graphic-properties draw:textarea-horizontal-align="justify" draw:shadow="hidden" draw:shadow-offset-x="0.2cm" draw:shadow-offset-y="0.2cm" draw:shadow-color="#808080"/>
      <style:text-properties style:letter-kerning="true"/>
    </style:style>
    <style:style style:name="master_5f__5f_-notes" style:display-name="master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outline1" style:display-name="master__-outline1" style:family="presentation">
      <style:graphic-properties draw:stroke="none" draw:fill="none" draw:auto-grow-height="false" draw:fit-to-size="shrink-to-fit" style:shrink-to-fit="true">
        <text:list-style style:name="master_5f__5f_-outline1" style:display-name="master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outline2" style:display-name="master__-outline2" style:family="presentation" style:parent-style-name="master_5f__5f_-outline1">
      <style:paragraph-properties fo:margin-left="0cm" fo:margin-right="0cm" fo:margin-top="0cm" fo:margin-bottom="0.4cm" fo:text-indent="0cm"/>
      <style:text-properties style:font-name="Liberation Serif1" fo:font-family="'Liberation Serif'" style:font-family-generic="roman" style:font-pitch="variable" fo:font-size="24pt" style:font-size-asian="24pt" style:font-size-complex="24pt"/>
    </style:style>
    <style:style style:name="master_5f__5f_-outline3" style:display-name="master__-outline3" style:family="presentation" style:parent-style-name="master_5f__5f_-outline2">
      <style:paragraph-properties fo:margin-left="0cm" fo:margin-right="0cm" fo:margin-top="0cm" fo:margin-bottom="0.3cm" fo:text-indent="0cm"/>
      <style:text-properties style:font-name="Liberation Serif1" fo:font-family="'Liberation Serif'" style:font-family-generic="roman" style:font-pitch="variable" fo:font-size="20pt" style:font-size-asian="20pt" style:font-size-complex="20pt"/>
    </style:style>
    <style:style style:name="master_5f__5f_-outline4" style:display-name="master__-outline4" style:family="presentation" style:parent-style-name="master_5f__5f_-outline3">
      <style:paragraph-properties fo:margin-left="0cm" fo:margin-right="0cm" fo:margin-top="0cm" fo:margin-bottom="0.2cm" fo:text-indent="0cm"/>
      <style:text-properties style:font-name="Liberation Serif1" fo:font-family="'Liberation Serif'" style:font-family-generic="roman" style:font-pitch="variable" fo:font-size="20pt" style:font-size-asian="20pt" style:font-size-complex="20pt"/>
    </style:style>
    <style:style style:name="master_5f__5f_-outline5" style:display-name="master__-outline5" style:family="presentation" style:parent-style-name="master_5f__5f_-outline4">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_5f_-outline6" style:display-name="master__-outline6" style:family="presentation" style:parent-style-name="master_5f__5f_-outline5">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_5f_-outline7" style:display-name="master__-outline7" style:family="presentation" style:parent-style-name="master_5f__5f_-outline6">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master_5f__5f_-outline8" style:display-name="master__-outline8" style:family="presentation" style:parent-style-name="master_5f__5f_-outline7">
      <style:paragraph-properties fo:margin-left="0cm" fo:margin-right="0cm" fo:margin-top="0cm" fo:margin-bottom="0.1cm" fo:text-indent="0cm"/>
      <style:text-properties fo:font-size="20pt" style:font-size-asian="20pt" style:font-size-complex="20pt"/>
    </style:style>
    <style:style style:name="master_5f__5f_-outline9" style:display-name="master__-outline9" style:family="presentation" style:parent-style-name="master_5f__5f_-outline8">
      <style:paragraph-properties fo:margin-left="0cm" fo:margin-right="0cm" fo:margin-top="0cm" fo:margin-bottom="0.1cm" fo:text-indent="0cm"/>
      <style:text-properties fo:font-size="20pt" style:font-size-asian="20pt" style:font-size-complex="20pt"/>
    </style:style>
    <style:style style:name="master_5f__5f_-subtitle" style:display-name="master__-subtitle" style:family="presentation">
      <style:graphic-properties draw:stroke="none" draw:fill="none" draw:textarea-vertical-align="middle">
        <text:list-style style:name="master_5f__5f_-subtitle" style:display-name="mast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title" style:display-name="master__-title" style:family="presentation">
      <style:graphic-properties draw:stroke="none" draw:fill="none" draw:textarea-horizontal-align="left" draw:textarea-vertical-align="top">
        <text:list-style style:name="master_5f__5f_-title" style:display-name="mast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shrink-to-fit"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shrink-to-fit"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5" style:family="presentation" style:parent-style-name="master-outline1">
      <style:graphic-properties fo:min-height="12.18cm"/>
      <style:paragraph-properties style:writing-mode="lr-tb"/>
    </style:style>
    <style:style style:name="Mpr16" style:family="presentation" style:parent-style-name="master-backgroundobjects">
      <style:graphic-properties draw:stroke="none" draw:fill="none" draw:fill-color="#ffffff" draw:auto-grow-height="false" fo:min-height="1.485cm"/>
      <style:paragraph-properties style:writing-mode="lr-tb"/>
    </style:style>
    <style:style style:name="Mpr17"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19" style:family="presentation" style:parent-style-name="master_5f_-outline1">
      <style:graphic-properties fo:min-height="12.18cm"/>
      <style:paragraph-properties style:writing-mode="lr-tb"/>
    </style:style>
    <style:style style:name="Mpr20" style:family="presentation" style:parent-style-name="master_5f_-backgroundobjects">
      <style:graphic-properties draw:stroke="none" draw:fill="none" draw:fill-color="#ffffff" draw:auto-grow-height="false" fo:min-height="1.485cm"/>
      <style:paragraph-properties style:writing-mode="lr-tb"/>
    </style:style>
    <style:style style:name="Mpr21"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master_5f__5f_-backgroundobjects">
      <style:graphic-properties draw:stroke="none" draw:fill="gradient" draw:fill-color="#f0e6ff" draw:fill-gradient-name="Gradient_20_2" draw:textarea-vertical-align="middle" draw:auto-grow-height="false" fo:min-height="2.8cm" fo:min-width="28cm"/>
    </style:style>
    <style:style style:name="Mpr23" style:family="presentation" style:parent-style-name="master_5f__5f_-outline1">
      <style:graphic-properties fo:min-height="12.18cm"/>
      <style:paragraph-properties style:writing-mode="lr-tb"/>
    </style:style>
    <style:style style:name="Mpr24" style:family="presentation" style:parent-style-name="master_5f__5f_-backgroundobjects">
      <style:graphic-properties draw:stroke="none" draw:fill="none" draw:fill-color="#ffffff" draw:auto-grow-height="false" fo:min-height="1.485cm"/>
      <style:paragraph-properties style:writing-mode="lr-tb"/>
    </style:style>
    <style:style style:name="Mpr25" style:family="presentation" style:parent-style-name="master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27" style:family="presentation" style:parent-style-name="master1_5f_-backgroundobjects">
      <style:graphic-properties draw:stroke="none" draw:fill="none" draw:fill-color="#ffffff" draw:auto-grow-height="false" fo:min-height="1.485cm"/>
      <style:paragraph-properties style:writing-mode="lr-tb"/>
    </style:style>
    <style:style style:name="Mpr28"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30" style:family="presentation" style:parent-style-name="master1_5f__5f_-backgroundobjects">
      <style:graphic-properties draw:stroke="none" draw:fill="none" draw:fill-color="#ffffff" draw:auto-grow-height="false" fo:min-height="1.485cm"/>
      <style:paragraph-properties style:writing-mode="lr-tb"/>
    </style:style>
    <style:style style:name="Mpr31"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style:style>
    <style:style style:name="MT6" style:family="text">
      <style:text-properties fo:color="#000033"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loext:mime-type="image/svg+xml">
          <text:p/>
        </draw:image>
        <draw:image xlink:href="Pictures/100002010000041E000001DBBD3DD6AA1C9FC508.png" xlink:type="simple" xlink:show="embed" xlink:actuate="onLoad" loext: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DFD01664D17F7F3C.jpg" xlink:type="simple" xlink:show="embed" xlink:actuate="onLoad" loext: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 style:page-layout-name="PM1" draw:style-name="Mdp1">
      <draw:custom-shape presentation:style-name="Mpr14"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5"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draw:custom-shape presentation:style-name="Mpr18"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19"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_5f_" style:display-name="master__" style:page-layout-name="PM1" draw:style-name="Mdp1">
      <draw:custom-shape presentation:style-name="Mpr22"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title" draw:layer="backgroundobjects" svg:width="19.8cm" svg:height="1.56cm" svg:x="1.4cm" svg:y="0.837cm" presentation:class="title" presentation:placeholder="true">
        <draw:text-box/>
      </draw:frame>
      <draw:frame presentation:style-name="Mpr23"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presentation:notes style:page-layout-name="PM0">
        <draw:page-thumbnail presentation:style-name="master_5f__5f_-title" draw:layer="backgroundobjects" svg:width="14.848cm" svg:height="11.136cm" svg:x="3.075cm" svg:y="2.257cm" presentation:class="page"/>
        <draw:frame presentation:style-name="master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4" draw:text-style-name="MP9" draw:layer="backgroundobjects" svg:width="28cm" svg:height="21.64cm" svg:x="0cm" svg:y="1.235cm">
        <draw:image xlink:href="Pictures/10000000000008A80000067E0718B814CD2AB836.jpg" xlink:type="simple" xlink:show="embed" xlink:actuate="onLoad" loext:mime-type="image/jpeg">
          <text:p/>
        </draw:image>
      </draw:frame>
      <draw:frame presentation:style-name="master1_5f_-outline1" draw:layer="backgroundobjects" svg:width="25.199cm" svg:height="2.107cm" svg:x="1.4cm" svg:y="15.086cm" presentation:class="outline" presentation:placeholder="true">
        <draw:text-box/>
      </draw:frame>
      <draw:frame draw:style-name="Mgr4" draw:text-style-name="MP9" draw:layer="backgroundobjects" svg:width="8.288cm" svg:height="3.498cm" svg:x="0.856cm" svg:y="5.646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26"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9" draw:layer="backgroundobjects" svg:width="28cm" svg:height="21.64cm" svg:x="0cm" svg:y="0cm">
        <draw:image xlink:href="Pictures/10000000000008A80000067E0718B814CD2AB836.jpg" xlink:type="simple" xlink:show="embed" xlink:actuate="onLoad" loext: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29"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loext:mime-type="image/svg+xml">
          <text:p/>
        </draw:image>
        <draw:image xlink:href="Pictures/100002010000041E000001DBA002318E9994B0B7.png" xlink:type="simple" xlink:show="embed" xlink:actuate="onLoad" loext: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5-06-01T16:50:20.766729314</meta:creation-date>
    <meta:editing-duration>P26DT17H6M49S</meta:editing-duration>
    <meta:editing-cycles>1422</meta:editing-cycles>
    <meta:generator>LibreOffice/6.4.7.2$MacOSX_X86_64 LibreOffice_project/639b8ac485750d5696d7590a72ef1b496725cfb5</meta:generator>
    <dc:date>2024-12-24T11:26:58.251102623</dc:date>
    <dc:creator>Егориус </dc:creator>
    <meta:document-statistic meta:object-count="221"/>
    <meta:template xlink:type="simple" xlink:actuate="onRequest" xlink:title="master" xlink:href="../../../../tmp/DBA1/master.otp" meta:date="2015-06-01T16:50:20.490561969"/>
  </office:meta>
</office:document-meta>
</file>